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RequestMatchersIntegrationTests.test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RequestMatchersIntegrationTests.tes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RequestMatchersIntegration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eopleWrapper.getPerfor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Wrapper.People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opleWrapper.getCompo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IntegrationTests.tes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athRequestMatchersIntegrationTests.tes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pathRequestMatchersIntegrationTests.tes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opleWrapper.PeopleWrapper( List &lt; Person &gt; composers , List &lt; Person &gt; perfor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IntegrationTests.executeAnd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IntegrationTests.testNod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